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c76d" officeooo:paragraph-rsid="0018c76d"/>
    </style:style>
    <style:style style:name="P2" style:family="paragraph" style:parent-style-name="Standard">
      <style:text-properties officeooo:rsid="0018c76d" officeooo:paragraph-rsid="003211ee"/>
    </style:style>
    <style:style style:name="P3" style:family="paragraph" style:parent-style-name="Standard">
      <style:text-properties officeooo:rsid="00194ea0" officeooo:paragraph-rsid="00194ea0"/>
    </style:style>
    <style:style style:name="P4" style:family="paragraph" style:parent-style-name="Standard">
      <style:text-properties officeooo:rsid="001a94d1" officeooo:paragraph-rsid="001a94d1"/>
    </style:style>
    <style:style style:name="P5" style:family="paragraph" style:parent-style-name="Standard">
      <style:text-properties officeooo:rsid="001b569e" officeooo:paragraph-rsid="001b569e"/>
    </style:style>
    <style:style style:name="P6" style:family="paragraph" style:parent-style-name="Standard">
      <style:text-properties officeooo:rsid="0023cea6" officeooo:paragraph-rsid="0023cea6"/>
    </style:style>
    <style:style style:name="P7" style:family="paragraph" style:parent-style-name="Standard">
      <style:text-properties officeooo:rsid="00282e0e" officeooo:paragraph-rsid="00282e0e"/>
    </style:style>
    <style:style style:name="P8" style:family="paragraph" style:parent-style-name="Standard">
      <style:text-properties officeooo:rsid="002e1dab" officeooo:paragraph-rsid="0031622a"/>
    </style:style>
    <style:style style:name="P9" style:family="paragraph" style:parent-style-name="Standard">
      <style:text-properties officeooo:rsid="00351103" officeooo:paragraph-rsid="00351103"/>
    </style:style>
    <style:style style:name="P10" style:family="paragraph" style:parent-style-name="Standard">
      <style:text-properties officeooo:rsid="00374b86" officeooo:paragraph-rsid="00374b86"/>
    </style:style>
    <style:style style:name="P11" style:family="paragraph" style:parent-style-name="Standard">
      <style:text-properties officeooo:rsid="0038eb48" officeooo:paragraph-rsid="0038eb48"/>
    </style:style>
    <style:style style:name="P12" style:family="paragraph" style:parent-style-name="Standard">
      <style:text-properties officeooo:rsid="0041f7d8" officeooo:paragraph-rsid="0041f7d8"/>
    </style:style>
    <style:style style:name="P13" style:family="paragraph" style:parent-style-name="Standard">
      <style:text-properties officeooo:rsid="00437cac" officeooo:paragraph-rsid="00437cac"/>
    </style:style>
    <style:style style:name="T1" style:family="text">
      <style:text-properties officeooo:rsid="001e426d"/>
    </style:style>
    <style:style style:name="T2" style:family="text">
      <style:text-properties style:text-position="super 58%" officeooo:rsid="001e426d"/>
    </style:style>
    <style:style style:name="T3" style:family="text">
      <style:text-properties officeooo:rsid="0020ab6a"/>
    </style:style>
    <style:style style:name="T4" style:family="text">
      <style:text-properties officeooo:rsid="00282e0e"/>
    </style:style>
    <style:style style:name="T5" style:family="text">
      <style:text-properties officeooo:rsid="002a2c04"/>
    </style:style>
    <style:style style:name="T6" style:family="text">
      <style:text-properties officeooo:rsid="002fd717"/>
    </style:style>
    <style:style style:name="T7" style:family="text">
      <style:text-properties officeooo:rsid="003211ee"/>
    </style:style>
    <style:style style:name="T8" style:family="text">
      <style:text-properties officeooo:rsid="00332ddb"/>
    </style:style>
    <style:style style:name="T9" style:family="text">
      <style:text-properties officeooo:rsid="0035d8ff"/>
    </style:style>
    <style:style style:name="T10" style:family="text">
      <style:text-properties officeooo:rsid="00396231"/>
    </style:style>
    <style:style style:name="T11" style:family="text">
      <style:text-properties officeooo:rsid="003e72cc"/>
    </style:style>
    <style:style style:name="T12" style:family="text">
      <style:text-properties officeooo:rsid="003ea9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Experiment No : 01</text:p>
      <text:p text:style-name="P1"/>
      <text:p text:style-name="P3">“Large population size with high cross over rate and zero mutation rate”</text:p>
      <text:p text:style-name="P3"/>
      <text:p text:style-name="P4">With large population size and zero mutation rate. </text:p>
      <text:p text:style-name="P4">It converges to optimal solution .</text:p>
      <text:p text:style-name="P4">0.50 is achieved in max 5 to 10 generations</text:p>
      <text:p text:style-name="P3"/>
      <text:p text:style-name="P5"><text:span text:style-name="T1">1</text:span><text:span text:style-name="T2">st</text:span><text:span text:style-name="T1"> </text:span>approach, generate 500 <text:span text:style-name="T3">children</text:span> from 500 parents and discard the parents.</text:p>
      <text:p text:style-name="P6"/>
      <text:p text:style-name="P6">Result:</text:p>
      <text:p text:style-name="P6">It seems to be more dependent on initial population . If initial population has some good possible solutions so it keeps moving around it. </text:p>
      <text:p text:style-name="P6">I tested it with many rounds , <text:span text:style-name="T4">only few times it founded 0.98 but maximally it stuck around 0.3 to 0.6</text:span></text:p>
      <text:p text:style-name="P7">population size was = 500 <text:s/>and cross over rate 1.0 <text:span text:style-name="T5">with 0 mutation. (cross over exploits I.e converges)</text:span></text:p>
      <text:p text:style-name="P8">And only cross over is not working for me. As it stuck to optimal side. <text:span text:style-name="T6">(not exploration).</text:span></text:p>
      <text:p text:style-name="P2"/>
      <text:p text:style-name="P2">Experiment No : 0<text:span text:style-name="T7">2</text:span></text:p>
      <text:p text:style-name="P2"/>
      <text:p text:style-name="P8">“<text:span text:style-name="T8">With small population size of 50 and 1 MR and 1 CR.”</text:span></text:p>
      <text:p text:style-name="P9">In this approach I only selected top two fittest individuals and crossed over them. After mutation I added them population and then applied my survival selection mechanism and selected top 50 for next generation. But again selecting only top parents <text:span text:style-name="T9">didnot</text:span> worked.</text:p>
      <text:p text:style-name="P5"/>
      <text:p text:style-name="P10">Experiment No 3</text:p>
      <text:p text:style-name="P10"/>
      <text:p text:style-name="P10">With small population size 50.</text:p>
      <text:p text:style-name="P10"><text:span text:style-name="T11">F</text:span>itness approach: generate 50 children from parents and then select best 50 among 100.</text:p>
      <text:p text:style-name="P11">This thing show some increasing behavior but a<text:span text:style-name="T10">g</text:span>ain <text:span text:style-name="T10">it </text:span>stuck in a local optima <text:span text:style-name="T12">( </text:span>e.g <text:span text:style-name="T12">)</text:span> it increases from 0.3 </text:p>
      <text:p text:style-name="P11"/>
      <text:p text:style-name="P12">Experiment No 04 :</text:p>
      <text:p text:style-name="P12"><text:s/></text:p>
      <text:p text:style-name="P13">In this experiment I tried with controlled mutation like if correlation &gt; 0.60 try to minimize the mutation and if it is &gt;= 0.71 only change last 2 bi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4:21:52.616893739</meta:creation-date>
    <dc:date>2020-11-08T21:38:42.097249884</dc:date>
    <meta:editing-duration>PT4H26M6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66" meta:character-count="1482" meta:non-whitespace-character-count="1231"/>
  </office:meta>
</office:document-meta>
</file>